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padding="0in" fo:border="none"/>
    </style:style>
    <style:style style:name="P3" style:family="paragraph" style:parent-style-name="Standard" style:list-style-name="WWNum2">
      <style:paragraph-properties fo:margin-left="0.5in" fo:margin-right="0in" fo:text-indent="-0.25in" style:auto-text-indent="false" fo:padding="0in" fo:border="none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 fo:padding="0in" fo:border="none"/>
    </style:style>
    <style:style style:name="P5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text-align="justify" style:justify-single-word="false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8" style:family="paragraph" style:parent-style-name="Standard" style:list-style-name="WWNum2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9" style:family="paragraph" style:parent-style-name="Standard">
      <style:paragraph-properties fo:margin-left="0.5in" fo:margin-right="0in" fo:text-indent="0.5in" style:auto-text-indent="false" fo:padding="0in" fo:border="none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P12" style:family="paragraph" style:parent-style-name="Standard">
      <style:paragraph-properties fo:margin-left="0in" fo:margin-right="0in" fo:text-indent="0in" style:auto-text-indent="false"/>
    </style:style>
    <style:style style:name="P13" style:family="paragraph" style:parent-style-name="Standard" style:master-page-name="Standard">
      <style:paragraph-properties fo:text-align="center" style:justify-single-word="false" style:page-number="1" fo:padding="0in" fo:border="none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weight="bold" style:font-weight-asian="bold"/>
    </style:style>
    <style:style style:name="T4" style:family="text">
      <style:text-properties style:text-underline-style="none"/>
    </style:style>
    <style:style style:name="T5" style:family="text">
      <style:text-properties fo:color="#1155cc" style:text-underline-style="solid" style:text-underline-width="auto" style:text-underline-color="font-color"/>
    </style:style>
    <style:style style:name="T6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Task 7 - Реплікация у Cassandra</text:span></text:p>
      <text:p text:style-name="P2"/>
      <text:list xml:id="list1428351832" text:style-name="WWNum2">
        <text:list-item>
          <text:p text:style-name="P3">Сконфігурувати кластер з 3-х нод:</text:p>
        </text:list-item>
      </text:list>
      <text:list xml:id="list2391746748" text:style-name="WWNum1">
        <text:list-item>
          <text:p text:style-name="P7"><text:a xlink:type="simple" xlink:href="https://hub.docker.com/_/cassandra" text:style-name="ListLabel_20_28" text:visited-style-name="ListLabel_20_28"><text:span text:style-name="T5">https://hub.docker.com/_/cassandra</text:span></text:a> </text:p>
        </text:list-item>
        <text:list-item>
          <text:p text:style-name="P7"><text:a xlink:type="simple" xlink:href="https://gokhanatil.com/2018/02/build-a-cassandra-cluster-on-docker.html" text:style-name="ListLabel_20_28" text:visited-style-name="ListLabel_20_28"><text:span text:style-name="T5">https://gokhanatil.com/2018/02/build-a-cassandra-cluster-on-docker.html</text:span></text:a> </text:p>
        </text:list-item>
        <text:list-item>
          <text:p text:style-name="P7"><text:a xlink:type="simple" xlink:href="https://www.jamescoyle.net/how-to/2448-create-a-simple-cassandra-cluster-with-3-nodes" text:style-name="ListLabel_20_28" text:visited-style-name="ListLabel_20_28"><text:span text:style-name="T5">https://www.jamescoyle.net/how-to/2448-create-a-simple-cassandra-cluster-with-3-nodes</text:span></text:a></text:p>
        </text:list-item>
        <text:list-item>
          <text:p text:style-name="P4"><text:a xlink:type="simple" xlink:href="https://www.digitalocean.com/community/tutorials/how-to-run-a-multi-node-cluster-database-with-cassandra-on-ubuntu-14-04" text:style-name="ListLabel_20_28" text:visited-style-name="ListLabel_20_28"><text:span text:style-name="T5">https://www.digitalocean.com/community/tutorials/how-to-run-a-multi-node-cluster-database-with-cassandra-on-ubuntu-14-04</text:span></text:a></text:p>
        </text:list-item>
      </text:list>
      <text:p text:style-name="P2"/>
      <text:list xml:id="list92322281752940" text:continue-list="list1428351832" text:style-name="WWNum2">
        <text:list-item>
          <text:p text:style-name="P8">Перевірити правильність конфігурації за допомогою </text:p>
        </text:list-item>
      </text:list>
      <text:p text:style-name="P9"><text:span text:style-name="T6">nodetool status</text:span></text:p>
      <text:p text:style-name="P2"/>
      <text:list xml:id="list92322221006529" text:continue-numbering="true" text:style-name="WWNum2">
        <text:list-item>
          <text:p text:style-name="P8">Викоритовуючи <text:s/><text:span text:style-name="T6">cqlsh</text:span>, створити три <text:span text:style-name="T6">Keyspace </text:span>з replication factor 1, 2, 3</text:p>
        </text:list-item>
      </text:list>
      <text:p text:style-name="P10"><text:a xlink:type="simple" xlink:href="https://www.tutorialspoint.com/cassandra/cassandra_create_keyspace.htm" text:style-name="ListLabel_20_28" text:visited-style-name="ListLabel_20_28"><text:span text:style-name="T5">https://www.tutorialspoint.com/cassandra/cassandra_create_keyspace.htm</text:span></text:a></text:p>
      <text:p text:style-name="P10"><text:a xlink:type="simple" xlink:href="https://docs.datastax.com/en/cql/3.1/cql/cql_reference/create_keyspace_r.html" text:style-name="ListLabel_20_28" text:visited-style-name="ListLabel_20_28"><text:span text:style-name="T5">https://docs.datastax.com/en/cql/3.1/cql/cql_reference/create_keyspace_r.html</text:span></text:a> </text:p>
      <text:p text:style-name="P10"/>
      <text:list xml:id="list92321500240238" text:continue-numbering="true" text:style-name="WWNum2">
        <text:list-item>
          <text:p text:style-name="P8">В кожному з кейспейсів створити таблиці </text:p>
        </text:list-item>
      </text:list>
      <text:p text:style-name="P2"><text:a xlink:type="simple" xlink:href="https://docs.datastax.com/en/cql/3.1/cql/cql_reference/create_table_r.html" text:style-name="ListLabel_20_28" text:visited-style-name="ListLabel_20_28"><text:span text:style-name="T5">https://docs.datastax.com/en/cql/3.1/cql/cql_reference/create_table_r.html</text:span></text:a></text:p>
      <text:p text:style-name="P2"><text:a xlink:type="simple" xlink:href="https://www.tutorialspoint.com/cassandra/cassandra_create_table.htm" text:style-name="ListLabel_20_28" text:visited-style-name="ListLabel_20_28"><text:span text:style-name="T5">https://www.tutorialspoint.com/cassandra/cassandra_create_table.htm</text:span></text:a> </text:p>
      <text:p text:style-name="P2"/>
      <text:list xml:id="list92321936488258" text:continue-numbering="true" text:style-name="WWNum2">
        <text:list-item>
          <text:p text:style-name="P5">Спробуйте писати і читати на / та з різних нод.</text:p>
        </text:list-item>
      </text:list>
      <text:p text:style-name="Standard"/>
      <text:list xml:id="list92321493054336" text:continue-numbering="true" text:style-name="WWNum2">
        <text:list-item>
          <text:p text:style-name="P8">Вставте дані в створені таблиці і подивіться на їх розподіл по вузлах кластера (для кожного з кейспесов - <text:span text:style-name="T6">nodetool status</text:span>)</text:p>
        </text:list-item>
      </text:list>
      <text:p text:style-name="P10"><text:a xlink:type="simple" xlink:href="https://docs.datastax.com/en/cql/3.1/cql/cql_reference/insert_r.html" text:style-name="ListLabel_20_28" text:visited-style-name="ListLabel_20_28"><text:span text:style-name="T5">https://docs.datastax.com/en/cql/3.1/cql/cql_reference/insert_r.html</text:span></text:a> </text:p>
      <text:p text:style-name="P10"><text:a xlink:type="simple" xlink:href="https://docs.datastax.com/en/cql/3.1/cql/cql_reference/select_r.html" text:style-name="ListLabel_20_28" text:visited-style-name="ListLabel_20_28"><text:span text:style-name="T5">https://docs.datastax.com/en/cql/3.1/cql/cql_reference/select_r.html</text:span></text:a> </text:p>
      <text:p text:style-name="P2"><text:a xlink:type="simple" xlink:href="https://www.tutorialspoint.com/cassandra/cassandra_create_data.htm" text:style-name="ListLabel_20_28" text:visited-style-name="ListLabel_20_28"><text:span text:style-name="T5">https://www.tutorialspoint.com/cassandra/cassandra_create_data.htm</text:span></text:a> </text:p>
      <text:p text:style-name="P2"><text:soft-page-break/><text:a xlink:type="simple" xlink:href="https://www.tutorialspoint.com/cassandra/cassandra_read_data.htm" text:style-name="ListLabel_20_28" text:visited-style-name="ListLabel_20_28"><text:span text:style-name="T5">https://www.tutorialspoint.com/cassandra/cassandra_read_data.htm</text:span></text:a> </text:p>
      <text:p text:style-name="P2"/>
      <text:list xml:id="list92321381053125" text:continue-numbering="true" text:style-name="WWNum2">
        <text:list-item>
          <text:p text:style-name="P8">Для якогось запису з кожного з кейспейсу виведіть ноди на яких зберігаються дані</text:p>
        </text:list-item>
      </text:list>
      <text:p text:style-name="P10"><text:a xlink:type="simple" xlink:href="https://docs.datastax.com/en/dse/5.1/dse-admin/datastax_enterprise/tools/nodetool/toolsGetEndPoints.html" text:style-name="ListLabel_20_28" text:visited-style-name="ListLabel_20_28"><text:span text:style-name="T5">https://docs.datastax.com/en/dse/5.1/dse-admin/datastax_enterprise/tools/nodetool/toolsGetEndPoints.html</text:span></text:a> </text:p>
      <text:p text:style-name="P10"/>
      <text:list xml:id="list92320920030475" text:continue-numbering="true" text:style-name="WWNum2">
        <text:list-item>
          <text:p text:style-name="P8">Відключиіть одну з нод. Для кожного з кейспейсів визначить з якими рівнями <text:span text:style-name="T6">consistency</text:span> можемо читати та писати, і які з них забезпечують <text:span text:style-name="T6">strong consistency</text:span> </text:p>
        </text:list-item>
      </text:list>
      <text:p text:style-name="P10"><text:a xlink:type="simple" xlink:href="https://docs.datastax.com/en/cql/3.1/cql/cql_reference/consistency_r.html" text:style-name="ListLabel_20_28" text:visited-style-name="ListLabel_20_28"><text:span text:style-name="T5">https://docs.datastax.com/en/cql/3.1/cql/cql_reference/consistency_r.html</text:span></text:a> </text:p>
      <text:p text:style-name="P10"><text:s/></text:p>
      <text:list xml:id="list92322459479289" text:continue-numbering="true" text:style-name="WWNum2">
        <text:list-item>
          <text:p text:style-name="P8">Зробить так щоб три ноди працювали, але не бачили одна одну по мережі (відключити зв'язок між ними)</text:p>
        </text:list-item>
      </text:list>
      <text:p text:style-name="P10"/>
      <text:list xml:id="list92322131193881" text:continue-numbering="true" text:style-name="WWNum2">
        <text:list-item>
          <text:p text:style-name="P8">Для кейспейсу з <text:span text:style-name="T6">replication factor</text:span> 3 задайте рівень consistency рівним 1. Виконайте запис одного й того самого значення, з однаковим primary key, але різними іншими значенням на кожну з нод (тобто створіть конфлікт)</text:p>
        </text:list-item>
      </text:list>
      <text:p text:style-name="P10"/>
      <text:list xml:id="list92321833799931" text:continue-numbering="true" text:style-name="WWNum2">
        <text:list-item>
          <text:p text:style-name="P8">Об’єднайте ноди в кластер і визначте яке значення було прийнято кластером та за яким принципом</text:p>
        </text:list-item>
      </text:list>
      <text:p text:style-name="P11"/>
      <text:list xml:id="list92322296631587" text:continue-numbering="true" text:style-name="WWNum2">
        <text:list-item>
          <text:p text:style-name="P8">Перевірте поведінку <text:span text:style-name="T6">lightweight transactions</text:span> для попередніх пунктів у розділеному на три частини кластері <text:a xlink:type="simple" xlink:href="https://docs.datastax.com/en/cql-oss/3.3/cql/cql_using/useInsertLWT.html" text:style-name="ListLabel_20_28" text:visited-style-name="ListLabel_20_28"><text:span text:style-name="T5">https://docs.datastax.com/en/cql-oss/3.3/cql/cql_using/useInsertLWT.html</text:span></text:a> </text:p>
        </text:list-item>
      </text:list>
      <text:p text:style-name="P12"/>
      <text:p text:style-name="P10"/>
      <text:p text:style-name="P1"><text:span text:style-name="T3">Вимогу до оформлення протоколу:</text:span></text:p>
      <text:p text:style-name="P1">Завдання здається особисто без протоколу, або надсилається протокол який має містити:</text:p>
      <text:list xml:id="list3609658513" text:style-name="WWNum3">
        <text:list-item>
          <text:p text:style-name="P6">команди та результати їх виконання </text:p>
        </text:list-item>
      </text:list>
      <text:p text:style-name="P10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2" meta:word-count="232" meta:character-count="2468" meta:non-whitespace-character-count="2267"/>
    <meta:generator>LibreOfficeDev/6.0.5.2$Linux_X86_64 LibreOffice_project/</meta:generator>
  </office:meta>
</office:document-meta>
</file>